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2 हजार 400 कोटींचे लुकसाण 201516चें सीएजी ऑडिट टॅक्साचे चुकीचे असेसमेंटकमी लॅव्हीचो तिजोरेक फटको मायनिंग कंपन्यांचे एक्स्ट्रा मायनिंगाचेंय सीएजी ऑडिट.</text:p>
      <text:p>प्रुडंटान एक्स्पोज केल्ले ओपा टॅंकर स्कॅमाचो इम्पॅक्ट पीडब्ल्यूडीन केली चवकशी टॅंकर एजन्सीक 15 हजार फायन टॅन्डर टर्मिनेट पिवपाचें उदक गटारांनी सोडटना प्रुडंटान केल्लो एक्स्पोज.</text:p>
      <text:p>हायकोर्टाची बिल्डिंग 2018त उबी 7 वर्सां हुमकळळी हायकोर्टाबरोबर पणजेचीं सगळीं कोर्टां नवे बिल्डिंगेंत सरकार स्पेसिस बिल्डिंगेचेर कोट्यांनी कड्डीता विधानसभेंत प्रस्न.</text:p>
      <text:p>कुळ कायदो माडाचो विशय जाग्यार घालो विजय म्हण्टा दिल्ली उतरां पाळ्ळी गोवा फॉरवर्डान घेतलें पावसाळी अधिवेशनाचे अजेडाचें क्रॅडिट</text:p>
      <text:p>हॉर्टिकल्चराचे भाज्याचें आवटलॅटांचो आकडो देंवलो भाजी सवाय क्वालिटीचें कितें विधानसभेंत प्रस्न शेतकी मंत्री म्हण्टा हॉर्टिकल्चरांत गांवठी फळभाजी घेवपाचो प्लान.</text:p>
      <text:p>आनी</text:p>
      <text:p>रक्षाबंधन जालें भावाक राखी बांदून भयण भावाचें नातें घटमूट करपाचो दीस शाळा कॉलेजी ऑफिसांनीय रक्षाबंधना</text:p>
      <text:p>सीएजीचो रिपोर्ट आयलोसरकाराक 2 हजार 400 कोटींचे लुकसाणीचो असेसमेन्ट 201516 चे सीएजी ऑडिटांत केला. वेगवेगळ्या 220 केशींनी वेगवेगळे तरेचे टॅक्सांचे चुकीचे असेसमेंट उणे लॅव्ही धरून तिजोरेक 2 हजार 400 कोटींचो फटको. सीएजीचो रिपोर्टविधानसभेंत आयलो. सीएजीन एक्स्ट्रा मायनिंगाचेंय ऑ़डिट केलां. कांय कंपन्यांनी खंय थारायल्ल्या मर्यादेपरस चड मीन काडलें</text:p>
      <text:p>प्रुडंटान ओपा एक्स्पोज केल्ल्या टॅंकर स्कॅमाचो इम्पॅक्ट. पीडब्ल्युडी मंत्र्यान चवकशी करून विधानसभेंत रिपोर्ट दिलो. टॅंकर एजन्सीक 15 हजारांची फायन. एजन्सीचो कॉंत्रादूय टर्मिनेट. लोकांक गावां गावांनी उदक व्हरनासतना वाटेरूच गटारांनी सोडपाचो टॅंकरवाल्यांचो प्रकार प्रुडंटान एक्स्पोज केल्लो. विरोधी पक्ष फुडारी बाबून विशय विधानसभेंत काडिल्लो. तीन दिसांभितर पीडब्ल्युडी मंत्र्यान चवकशी रिपोर्ट दिलो पळयात प्रुडंट इम्पॅक्ट.</text:p>
      <text:p>हॉर्टिकल्चराचे भाज्याचें आवटलॅटांचो हजारांवयर पाविल्लो आकडो 931सांचेर पावला. हॉर्टिकल्चराची भाजी सवाय मेळटा खरी मात क्वालिटीचें कितें बेळगांवची भाजी सिलॅक्ट कशी करतात काय म्हूण बाबून प्रस्न काडिल्लो. हॉर्टिकल्चर वर्साक 80 कोटींची भाजी घेता. हॉर्टिकल्चरांत सरकार गांवठी फळभाजी प्रोमोट करतलो म्हूण शेतकी मंत्री विजय उलयलो. पणजे एका बेंगळूरच्या हॉर्टिकल्चर आवटॅलाचीय चवकशी जावपीची आसा.</text:p>
      <text:p>घेवया एक ब्रेक</text:p>
      <text:p>कॉंग्रेसीन पणजेचो उमेदवार गिरीश चोडणकाराचो मॅनिफेस्टो आनी म्युजिक सिडी लॉंच केली. प्रदेश कॉंग्रेसीचो अध्यक्ष शांताराम नायक विरोधी पक्ष फुडारी बाबू कवळेकार सुवाळ्याक आशिल्ले.</text:p>
      <text:p>शांताराम नायकान स्मार्ट सिटी म्हणल्यार पयलीं कितें तें समजून घेवचें आनी मागीर पणजेच्या स्मार्ट सिटीचेर उलोवचे. ताणी तांचे सरकार आशिल्ल्या कर्नाटकाक पयली सल्लो दिवचो. थंयसर कर्नाटक स्मार्ट सिटीखातीर सामकें आक्रमक जEलां म्हूण पणजेचो आदलो आमदार सिद्धार्थ कुंकळ्येकार पणजे मीडियाकडेन उलयलो.</text:p>
      <text:p>घेवया एक ब्रेक</text:p>
      <text:p>हायकोर्टाची नवी बिल्डिंग 2018 म्हणल्यार जातली. प्रॉजॅक्ट 7 वर्सां हुमकळळा. पणजेचीं सगळीं कोर्टां थंय वतलीं म्हूण कायदो मंत्री फ्रांसिस उलयला. सरकार पाट्यार स्पेसिस बिल्डिंगेंतले कोर्टाचेर भाड्याक वर्सांक 5 कोटी कड्डीता. बिल्डिंग रेजिडॅन्सियल. थंय कोर्ट कशें चलता काय म्हूण आलॅक्सान प्रस्न काडलो. काब्राल म्हण्टा भाड्याचे बिल्डिंगांनी कोर्टां चलोवचे परस कोर्टाची बिल्डिंग कित्याक बांदीनात. ताचेर मदींच उभो रावन पर्रीकारान रिणाचे ज्युराचीं गणितां सांगलीं.</text:p>
      <text:p>फाटलीं पाच स वर्सां जालीं आयडीसींतले एसटी एससी ओबीसींचे शंभरावयर पोस्टभरनासतना तश्शे आसात. आनी सरकार थंय कॉंत्रादाचेर दर वर्सांक लोकांक घेवन वेळ मारून व्हरता म्हूण रवीन प्रस्न काडलो. मंत्री पर्रीकार म्हण्टा कित्याक भरूंक ना ते पळोवचे पडटलें. मात फुडल्या चार म्हयन्यांत रॅक्रूटमॅन्टाची नवी पॉलिसी करून कॉन्ट्रॅक्च्यूअल नोकरभरती पुराय बंद करतले म्हूण पर्रीकार उलयला.</text:p>
      <text:p>पावसाळी अधिवेशन गोवा फॉरवर्डाखातीर येसस्वी अधिवेशन. टिसीपी मंत्री विजय सरदेसाय म्हण्टा आपल्या पार्टिन दिल्लीं म्हत्वाची उतरां अधिवेशनांत पाळ्ळी. सरकारान कुळ कायदो दुरुस्ती विधेयक आनी माडाक स्टेट ट्री करपाचे उतर पाळ्ळें म्हूण विजयान मिडियामुखार क्रॅडिट घेतलां. सोमारा अधिवेशन सोपल्या उपरांत गोवा फॉरवर्डाचे मंत्री आमदारांनी मिडियामुखार आयले.</text:p>
      <text:p>घेवया एक ब्रेकृ</text:p>
      <text:p>नेम आनी प्रक्रिया गुड्ड्याक मारून ओड़ीपी प्लान केल्यात. सरकार कितें एक्शन घेतलो काय म्हूण मूरगांवचो आमदार मिलींद नायकान वास्कोच्या कब्रस्तान रस्त्याविशीं प्रस्न माडिल्लो. रस्तो 10 मीटर करचो म्हूण मागणी. मडगांवचो आमदार दिगंबर कामतीन वास्को पीडीएचेर बरोच फोग काडलो. टीसीपी मिनिस्टर म्हणटा चुकीच्यो गजाली दिसल्यार प्लानांत दुरुस्त्यो करून जाग्यार घालतले.</text:p>
      <text:p>प्रकल्पग्रस्तांक लुकसाणभरपाय दिवपाविशीं आनी भूसंपादन करपाविशीं विधेयक विधानसभेंत 20 आड 16 मतांनी पास जालें. कॉंग्रेसीन ह्या विधेयकाक हरकत घेतिल्ली. हो कायदो टेनन्सीसारकिल्ल्यो जमनी घेतना सरकाराक प्रॉटेक्ट करतलो म्हूण मुख्यमंत्री उलयलो. ह्या बिलाउपरांत द गोवा रिक्विजिशन अँड एक्विजिशन ऑफ प्रॉपर्टी विधेयक विधानसभेन चिकित्सा समितीकडेन धाडलां.</text:p>
      <text:p>राज्य इलॅक्शन कमिशनान इलॅक्शनाच्या एक वर्स पयली पंचायत वा पालिका वॉर्ड़ांची डिलिमिटेशन आनी रिजर्वेशन प्रक्रिया पुराय करची पडटली. हाकालागून वेंचणुकेक उबे रावतल्यांक तांच्या वॉर्डांची स्थिती कळटली. तांकां वेंचणुकेचे तयारेक वेळ मेळटलो म्हूण मुख्यमंत्री पर्रीकार उलयला. इलॅक्शन कमिशनाक मतदार यादी मात एका वर्सापयलीं तयार करूंक मेळची ना म्हूण पर्रीकार उलयलो.</text:p>
      <text:p>घेवया एक ब्रेक</text:p>
      <text:p>राष्ट्रीय हॅन्डलूम डे दिसा केंद्रीय टॅक्सटायल मंत्री स्मृती इराणीन गोंयच्या कुणबी साड्येचो राष्ट्रीय स्थरार एक वेगळेच पद्धतीन भोवमान आनी ब्रॅन्डिंग दिले. अहमदाबादांत हॅन्डलूम डेचे कार्यवाळीक ती गोंयची कुणबी साडी न्हेशिल्ली. तिणे स्वताजावन गोंयच्या कुणबी साडयेचेखाशेलेपणाचो उल्लेखूय केलो. हातमागाचे कपडे वापरून विणकारांक उर्बा दिवची म्हूण तिणे उलो माल्लो. अंदूंचो तिरसो हॅन्ड्लूम डे.</text:p>
      <text:p>पॅरिश युथ नुवेन पांचवी नुवें पंचायत कप 2017 फुटबॉल सर्त जिकली. फायनलींत तांणी फातोड्डेच्या डॉन बॉस्को ओरेटरीक टायब्रेकरार 54 गोलान मारले. फायनल नुवेंच्या जिजस मॅरी जोसेफ चर्चीच्या ग्रावंडार जाली. इनामा दिवपाच्या सुवाळ्याक टीसीपी मंत्री विजय आशिल्लो. आमदार बाबाशान सरपंच आदले पंच सरपंचांचो भौमानूय जालो</text:p>
      <text:p>केन्ना झगडप केन्ना मारप आनी केन्ना एकमेकाक जीव सोडप एक वेगळेच नाते भाव–भयणीचें. आज रक्षाबंधन. भावाक राखी बांदून भयण भावाचें नातें घटमूट करपाचो हो दीस. संसारांत झंय भयण भाव एकठांय आसात थंय आज हो सुवाळो. एकठांय नासल्यार राखयो पोस्टान आनी व्हॉटसॅपार. शाळा कॉलेजी ऑफिसांनीय रक्षाबंधना जातात. पळयात रक्षाबंधन.</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